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319in"/>
    </style:style>
    <style:style style:name="co2" style:family="table-column">
      <style:table-column-properties fo:break-before="auto" style:column-width="0.689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kub1" table:style-name="ta1">
        <table:shapes>
          <draw:frame draw:z-index="0" draw:style-name="gr1" draw:text-style-name="P1" svg:width="16.8213in" svg:height="7.7177in" svg:x="2.1555in" svg:y="0.0417in">
            <draw:object draw:notify-on-update-of-ranges="kub1.A1:kub1.A1 kub1.A2:kub1.A101 kub1.B1:kub1.B1 kub1.B2:kub1.B101 kub1.C1:kub1.C1 kub1.C2:kub1.C1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f(x)</text:p>
          </table:table-cell>
          <table:table-cell office:value-type="string" calcext:value-type="string">
            <text:p>Spline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2" office:value-type="float" office:value="0.038462" calcext:value-type="float">
            <text:p>0.038462</text:p>
          </table:table-cell>
        </table:table-row>
        <table:table-row table:style-name="ro1">
          <table:table-cell office:value-type="float" office:value="-0.979798" calcext:value-type="float">
            <text:p>-0.979798</text:p>
          </table:table-cell>
          <table:table-cell office:value-type="float" office:value="0.04" calcext:value-type="float">
            <text:p>0.04</text:p>
          </table:table-cell>
          <table:table-cell office:value-type="float" office:value="0.040245" calcext:value-type="float">
            <text:p>0.040245</text:p>
          </table:table-cell>
        </table:table-row>
        <table:table-row table:style-name="ro1">
          <table:table-cell office:value-type="float" office:value="-0.959596" calcext:value-type="float">
            <text:p>-0.959596</text:p>
          </table:table-cell>
          <table:table-cell office:value-type="float" office:value="0.041631" calcext:value-type="float">
            <text:p>0.041631</text:p>
          </table:table-cell>
          <table:table-cell office:value-type="float" office:value="0.042045" calcext:value-type="float">
            <text:p>0.042045</text:p>
          </table:table-cell>
        </table:table-row>
        <table:table-row table:style-name="ro1">
          <table:table-cell office:value-type="float" office:value="-0.939394" calcext:value-type="float">
            <text:p>-0.939394</text:p>
          </table:table-cell>
          <table:table-cell office:value-type="float" office:value="0.043362" calcext:value-type="float">
            <text:p>0.043362</text:p>
          </table:table-cell>
          <table:table-cell office:value-type="float" office:value="0.04388" calcext:value-type="float">
            <text:p>0.04388</text:p>
          </table:table-cell>
        </table:table-row>
        <table:table-row table:style-name="ro1">
          <table:table-cell office:value-type="float" office:value="-0.919192" calcext:value-type="float">
            <text:p>-0.919192</text:p>
          </table:table-cell>
          <table:table-cell office:value-type="float" office:value="0.045202" calcext:value-type="float">
            <text:p>0.045202</text:p>
          </table:table-cell>
          <table:table-cell office:value-type="float" office:value="0.045764" calcext:value-type="float">
            <text:p>0.045764</text:p>
          </table:table-cell>
        </table:table-row>
        <table:table-row table:style-name="ro1">
          <table:table-cell office:value-type="float" office:value="-0.89899" calcext:value-type="float">
            <text:p>-0.89899</text:p>
          </table:table-cell>
          <table:table-cell office:value-type="float" office:value="0.04716" calcext:value-type="float">
            <text:p>0.04716</text:p>
          </table:table-cell>
          <table:table-cell office:value-type="float" office:value="0.047717" calcext:value-type="float">
            <text:p>0.047717</text:p>
          </table:table-cell>
        </table:table-row>
        <table:table-row table:style-name="ro1">
          <table:table-cell office:value-type="float" office:value="-0.878788" calcext:value-type="float">
            <text:p>-0.878788</text:p>
          </table:table-cell>
          <table:table-cell office:value-type="float" office:value="0.049245" calcext:value-type="float">
            <text:p>0.049245</text:p>
          </table:table-cell>
          <table:table-cell office:value-type="float" office:value="0.049754" calcext:value-type="float">
            <text:p>0.049754</text:p>
          </table:table-cell>
        </table:table-row>
        <table:table-row table:style-name="ro1">
          <table:table-cell office:value-type="float" office:value="-0.858586" calcext:value-type="float">
            <text:p>-0.858586</text:p>
          </table:table-cell>
          <table:table-cell office:value-type="float" office:value="0.051469" calcext:value-type="float">
            <text:p>0.051469</text:p>
          </table:table-cell>
          <table:table-cell office:value-type="float" office:value="0.051892" calcext:value-type="float">
            <text:p>0.051892</text:p>
          </table:table-cell>
        </table:table-row>
        <table:table-row table:style-name="ro1">
          <table:table-cell office:value-type="float" office:value="-0.838384" calcext:value-type="float">
            <text:p>-0.838384</text:p>
          </table:table-cell>
          <table:table-cell office:value-type="float" office:value="0.053844" calcext:value-type="float">
            <text:p>0.053844</text:p>
          </table:table-cell>
          <table:table-cell office:value-type="float" office:value="0.054149" calcext:value-type="float">
            <text:p>0.054149</text:p>
          </table:table-cell>
        </table:table-row>
        <table:table-row table:style-name="ro1">
          <table:table-cell office:value-type="float" office:value="-0.818182" calcext:value-type="float">
            <text:p>-0.818182</text:p>
          </table:table-cell>
          <table:table-cell office:value-type="float" office:value="0.056384" calcext:value-type="float">
            <text:p>0.056384</text:p>
          </table:table-cell>
          <table:table-cell office:value-type="float" office:value="0.056541" calcext:value-type="float">
            <text:p>0.056541</text:p>
          </table:table-cell>
        </table:table-row>
        <table:table-row table:style-name="ro1">
          <table:table-cell office:value-type="float" office:value="-0.79798" calcext:value-type="float">
            <text:p>-0.79798</text:p>
          </table:table-cell>
          <table:table-cell office:value-type="float" office:value="0.059104" calcext:value-type="float">
            <text:p>0.059104</text:p>
          </table:table-cell>
          <table:table-cell office:value-type="float" office:value="0.059085" calcext:value-type="float">
            <text:p>0.059085</text:p>
          </table:table-cell>
        </table:table-row>
        <table:table-row table:style-name="ro1">
          <table:table-cell office:value-type="float" office:value="-0.777778" calcext:value-type="float">
            <text:p>-0.777778</text:p>
          </table:table-cell>
          <table:table-cell office:value-type="float" office:value="0.062021" calcext:value-type="float">
            <text:p>0.062021</text:p>
          </table:table-cell>
          <table:table-cell office:value-type="float" office:value="0.061805" calcext:value-type="float">
            <text:p>0.061805</text:p>
          </table:table-cell>
        </table:table-row>
        <table:table-row table:style-name="ro1">
          <table:table-cell office:value-type="float" office:value="-0.757576" calcext:value-type="float">
            <text:p>-0.757576</text:p>
          </table:table-cell>
          <table:table-cell office:value-type="float" office:value="0.065155" calcext:value-type="float">
            <text:p>0.065155</text:p>
          </table:table-cell>
          <table:table-cell office:value-type="float" office:value="0.06474" calcext:value-type="float">
            <text:p>0.06474</text:p>
          </table:table-cell>
        </table:table-row>
        <table:table-row table:style-name="ro1">
          <table:table-cell office:value-type="float" office:value="-0.737374" calcext:value-type="float">
            <text:p>-0.737374</text:p>
          </table:table-cell>
          <table:table-cell office:value-type="float" office:value="0.068526" calcext:value-type="float">
            <text:p>0.068526</text:p>
          </table:table-cell>
          <table:table-cell office:value-type="float" office:value="0.067935" calcext:value-type="float">
            <text:p>0.067935</text:p>
          </table:table-cell>
        </table:table-row>
        <table:table-row table:style-name="ro1">
          <table:table-cell office:value-type="float" office:value="-0.717172" calcext:value-type="float">
            <text:p>-0.717172</text:p>
          </table:table-cell>
          <table:table-cell office:value-type="float" office:value="0.072158" calcext:value-type="float">
            <text:p>0.072158</text:p>
          </table:table-cell>
          <table:table-cell office:value-type="float" office:value="0.071435" calcext:value-type="float">
            <text:p>0.071435</text:p>
          </table:table-cell>
        </table:table-row>
        <table:table-row table:style-name="ro1">
          <table:table-cell office:value-type="float" office:value="-0.69697" calcext:value-type="float">
            <text:p>-0.69697</text:p>
          </table:table-cell>
          <table:table-cell office:value-type="float" office:value="0.076079" calcext:value-type="float">
            <text:p>0.076079</text:p>
          </table:table-cell>
          <table:table-cell office:value-type="float" office:value="0.075283" calcext:value-type="float">
            <text:p>0.075283</text:p>
          </table:table-cell>
        </table:table-row>
        <table:table-row table:style-name="ro1">
          <table:table-cell office:value-type="float" office:value="-0.676768" calcext:value-type="float">
            <text:p>-0.676768</text:p>
          </table:table-cell>
          <table:table-cell office:value-type="float" office:value="0.080319" calcext:value-type="float">
            <text:p>0.080319</text:p>
          </table:table-cell>
          <table:table-cell office:value-type="float" office:value="0.079524" calcext:value-type="float">
            <text:p>0.079524</text:p>
          </table:table-cell>
        </table:table-row>
        <table:table-row table:style-name="ro1">
          <table:table-cell office:value-type="float" office:value="-0.656566" calcext:value-type="float">
            <text:p>-0.656566</text:p>
          </table:table-cell>
          <table:table-cell office:value-type="float" office:value="0.084912" calcext:value-type="float">
            <text:p>0.084912</text:p>
          </table:table-cell>
          <table:table-cell office:value-type="float" office:value="0.084202" calcext:value-type="float">
            <text:p>0.084202</text:p>
          </table:table-cell>
        </table:table-row>
        <table:table-row table:style-name="ro1">
          <table:table-cell office:value-type="float" office:value="-0.636364" calcext:value-type="float">
            <text:p>-0.636364</text:p>
          </table:table-cell>
          <table:table-cell office:value-type="float" office:value="0.089896" calcext:value-type="float">
            <text:p>0.089896</text:p>
          </table:table-cell>
          <table:table-cell office:value-type="float" office:value="0.089361" calcext:value-type="float">
            <text:p>0.089361</text:p>
          </table:table-cell>
        </table:table-row>
        <table:table-row table:style-name="ro1">
          <table:table-cell office:value-type="float" office:value="-0.616162" calcext:value-type="float">
            <text:p>-0.616162</text:p>
          </table:table-cell>
          <table:table-cell office:value-type="float" office:value="0.095316" calcext:value-type="float">
            <text:p>0.095316</text:p>
          </table:table-cell>
          <table:table-cell office:value-type="float" office:value="0.095045" calcext:value-type="float">
            <text:p>0.095045</text:p>
          </table:table-cell>
        </table:table-row>
        <table:table-row table:style-name="ro1">
          <table:table-cell office:value-type="float" office:value="-0.59596" calcext:value-type="float">
            <text:p>-0.59596</text:p>
          </table:table-cell>
          <table:table-cell office:value-type="float" office:value="0.101223" calcext:value-type="float">
            <text:p>0.101223</text:p>
          </table:table-cell>
          <table:table-cell office:value-type="float" office:value="0.101298" calcext:value-type="float">
            <text:p>0.101298</text:p>
          </table:table-cell>
        </table:table-row>
        <table:table-row table:style-name="ro1">
          <table:table-cell office:value-type="float" office:value="-0.575758" calcext:value-type="float">
            <text:p>-0.575758</text:p>
          </table:table-cell>
          <table:table-cell office:value-type="float" office:value="0.107673" calcext:value-type="float">
            <text:p>0.107673</text:p>
          </table:table-cell>
          <table:table-cell office:value-type="float" office:value="0.108165" calcext:value-type="float">
            <text:p>0.108165</text:p>
          </table:table-cell>
        </table:table-row>
        <table:table-row table:style-name="ro1">
          <table:table-cell office:value-type="float" office:value="-0.555556" calcext:value-type="float">
            <text:p>-0.555556</text:p>
          </table:table-cell>
          <table:table-cell office:value-type="float" office:value="0.114731" calcext:value-type="float">
            <text:p>0.114731</text:p>
          </table:table-cell>
          <table:table-cell office:value-type="float" office:value="0.115686" calcext:value-type="float">
            <text:p>0.115686</text:p>
          </table:table-cell>
        </table:table-row>
        <table:table-row table:style-name="ro1">
          <table:table-cell office:value-type="float" office:value="-0.535354" calcext:value-type="float">
            <text:p>-0.535354</text:p>
          </table:table-cell>
          <table:table-cell office:value-type="float" office:value="0.122473" calcext:value-type="float">
            <text:p>0.122473</text:p>
          </table:table-cell>
          <table:table-cell office:value-type="float" office:value="0.123903" calcext:value-type="float">
            <text:p>0.123903</text:p>
          </table:table-cell>
        </table:table-row>
        <table:table-row table:style-name="ro1">
          <table:table-cell office:value-type="float" office:value="-0.515152" calcext:value-type="float">
            <text:p>-0.515152</text:p>
          </table:table-cell>
          <table:table-cell office:value-type="float" office:value="0.130984" calcext:value-type="float">
            <text:p>0.130984</text:p>
          </table:table-cell>
          <table:table-cell office:value-type="float" office:value="0.132857" calcext:value-type="float">
            <text:p>0.132857</text:p>
          </table:table-cell>
        </table:table-row>
        <table:table-row table:style-name="ro1">
          <table:table-cell office:value-type="float" office:value="-0.494949" calcext:value-type="float">
            <text:p>-0.494949</text:p>
          </table:table-cell>
          <table:table-cell office:value-type="float" office:value="0.140363" calcext:value-type="float">
            <text:p>0.140363</text:p>
          </table:table-cell>
          <table:table-cell office:value-type="float" office:value="0.142589" calcext:value-type="float">
            <text:p>0.142589</text:p>
          </table:table-cell>
        </table:table-row>
        <table:table-row table:style-name="ro1">
          <table:table-cell office:value-type="float" office:value="-0.474747" calcext:value-type="float">
            <text:p>-0.474747</text:p>
          </table:table-cell>
          <table:table-cell office:value-type="float" office:value="0.150724" calcext:value-type="float">
            <text:p>0.150724</text:p>
          </table:table-cell>
          <table:table-cell office:value-type="float" office:value="0.153142" calcext:value-type="float">
            <text:p>0.153142</text:p>
          </table:table-cell>
        </table:table-row>
        <table:table-row table:style-name="ro1">
          <table:table-cell office:value-type="float" office:value="-0.454545" calcext:value-type="float">
            <text:p>-0.454545</text:p>
          </table:table-cell>
          <table:table-cell office:value-type="float" office:value="0.162198" calcext:value-type="float">
            <text:p>0.162198</text:p>
          </table:table-cell>
          <table:table-cell office:value-type="float" office:value="0.164556" calcext:value-type="float">
            <text:p>0.164556</text:p>
          </table:table-cell>
        </table:table-row>
        <table:table-row table:style-name="ro1">
          <table:table-cell office:value-type="float" office:value="-0.434343" calcext:value-type="float">
            <text:p>-0.434343</text:p>
          </table:table-cell>
          <table:table-cell office:value-type="float" office:value="0.174937" calcext:value-type="float">
            <text:p>0.174937</text:p>
          </table:table-cell>
          <table:table-cell office:value-type="float" office:value="0.176873" calcext:value-type="float">
            <text:p>0.176873</text:p>
          </table:table-cell>
        </table:table-row>
        <table:table-row table:style-name="ro1">
          <table:table-cell office:value-type="float" office:value="-0.414141" calcext:value-type="float">
            <text:p>-0.414141</text:p>
          </table:table-cell>
          <table:table-cell office:value-type="float" office:value="0.189114" calcext:value-type="float">
            <text:p>0.189114</text:p>
          </table:table-cell>
          <table:table-cell office:value-type="float" office:value="0.190134" calcext:value-type="float">
            <text:p>0.190134</text:p>
          </table:table-cell>
        </table:table-row>
        <table:table-row table:style-name="ro1">
          <table:table-cell office:value-type="float" office:value="-0.393939" calcext:value-type="float">
            <text:p>-0.393939</text:p>
          </table:table-cell>
          <table:table-cell office:value-type="float" office:value="0.20493" calcext:value-type="float">
            <text:p>0.20493</text:p>
          </table:table-cell>
          <table:table-cell office:value-type="float" office:value="0.204383" calcext:value-type="float">
            <text:p>0.204383</text:p>
          </table:table-cell>
        </table:table-row>
        <table:table-row table:style-name="ro1">
          <table:table-cell office:value-type="float" office:value="-0.373737" calcext:value-type="float">
            <text:p>-0.373737</text:p>
          </table:table-cell>
          <table:table-cell office:value-type="float" office:value="0.222618" calcext:value-type="float">
            <text:p>0.222618</text:p>
          </table:table-cell>
          <table:table-cell office:value-type="float" office:value="0.219881" calcext:value-type="float">
            <text:p>0.219881</text:p>
          </table:table-cell>
        </table:table-row>
        <table:table-row table:style-name="ro1">
          <table:table-cell office:value-type="float" office:value="-0.353535" calcext:value-type="float">
            <text:p>-0.353535</text:p>
          </table:table-cell>
          <table:table-cell office:value-type="float" office:value="0.242443" calcext:value-type="float">
            <text:p>0.242443</text:p>
          </table:table-cell>
          <table:table-cell office:value-type="float" office:value="0.237255" calcext:value-type="float">
            <text:p>0.237255</text:p>
          </table:table-cell>
        </table:table-row>
        <table:table-row table:style-name="ro1">
          <table:table-cell office:value-type="float" office:value="-0.333333" calcext:value-type="float">
            <text:p>-0.333333</text:p>
          </table:table-cell>
          <table:table-cell office:value-type="float" office:value="0.264706" calcext:value-type="float">
            <text:p>0.264706</text:p>
          </table:table-cell>
          <table:table-cell office:value-type="float" office:value="0.25717" calcext:value-type="float">
            <text:p>0.25717</text:p>
          </table:table-cell>
        </table:table-row>
        <table:table-row table:style-name="ro1">
          <table:table-cell office:value-type="float" office:value="-0.313131" calcext:value-type="float">
            <text:p>-0.313131</text:p>
          </table:table-cell>
          <table:table-cell office:value-type="float" office:value="0.289748" calcext:value-type="float">
            <text:p>0.289748</text:p>
          </table:table-cell>
          <table:table-cell office:value-type="float" office:value="0.280288" calcext:value-type="float">
            <text:p>0.280288</text:p>
          </table:table-cell>
        </table:table-row>
        <table:table-row table:style-name="ro1">
          <table:table-cell office:value-type="float" office:value="-0.292929" calcext:value-type="float">
            <text:p>-0.292929</text:p>
          </table:table-cell>
          <table:table-cell office:value-type="float" office:value="0.317946" calcext:value-type="float">
            <text:p>0.317946</text:p>
          </table:table-cell>
          <table:table-cell office:value-type="float" office:value="0.307273" calcext:value-type="float">
            <text:p>0.307273</text:p>
          </table:table-cell>
        </table:table-row>
        <table:table-row table:style-name="ro1">
          <table:table-cell office:value-type="float" office:value="-0.272727" calcext:value-type="float">
            <text:p>-0.272727</text:p>
          </table:table-cell>
          <table:table-cell office:value-type="float" office:value="0.349711" calcext:value-type="float">
            <text:p>0.349711</text:p>
          </table:table-cell>
          <table:table-cell office:value-type="float" office:value="0.338788" calcext:value-type="float">
            <text:p>0.338788</text:p>
          </table:table-cell>
        </table:table-row>
        <table:table-row table:style-name="ro1">
          <table:table-cell office:value-type="float" office:value="-0.252525" calcext:value-type="float">
            <text:p>-0.252525</text:p>
          </table:table-cell>
          <table:table-cell office:value-type="float" office:value="0.385472" calcext:value-type="float">
            <text:p>0.385472</text:p>
          </table:table-cell>
          <table:table-cell office:value-type="float" office:value="0.375496" calcext:value-type="float">
            <text:p>0.375496</text:p>
          </table:table-cell>
        </table:table-row>
        <table:table-row table:style-name="ro1">
          <table:table-cell office:value-type="float" office:value="-0.232323" calcext:value-type="float">
            <text:p>-0.232323</text:p>
          </table:table-cell>
          <table:table-cell office:value-type="float" office:value="0.425649" calcext:value-type="float">
            <text:p>0.425649</text:p>
          </table:table-cell>
          <table:table-cell office:value-type="float" office:value="0.41806" calcext:value-type="float">
            <text:p>0.41806</text:p>
          </table:table-cell>
        </table:table-row>
        <table:table-row table:style-name="ro1">
          <table:table-cell office:value-type="float" office:value="-0.212121" calcext:value-type="float">
            <text:p>-0.212121</text:p>
          </table:table-cell>
          <table:table-cell office:value-type="float" office:value="0.470614" calcext:value-type="float">
            <text:p>0.470614</text:p>
          </table:table-cell>
          <table:table-cell office:value-type="float" office:value="0.467144" calcext:value-type="float">
            <text:p>0.467144</text:p>
          </table:table-cell>
        </table:table-row>
        <table:table-row table:style-name="ro1">
          <table:table-cell office:value-type="float" office:value="-0.191919" calcext:value-type="float">
            <text:p>-0.191919</text:p>
          </table:table-cell>
          <table:table-cell office:value-type="float" office:value="0.52061" calcext:value-type="float">
            <text:p>0.52061</text:p>
          </table:table-cell>
          <table:table-cell office:value-type="float" office:value="0.523376" calcext:value-type="float">
            <text:p>0.523376</text:p>
          </table:table-cell>
        </table:table-row>
        <table:table-row table:style-name="ro1">
          <table:table-cell office:value-type="float" office:value="-0.171717" calcext:value-type="float">
            <text:p>-0.171717</text:p>
          </table:table-cell>
          <table:table-cell office:value-type="float" office:value="0.575649" calcext:value-type="float">
            <text:p>0.575649</text:p>
          </table:table-cell>
          <table:table-cell office:value-type="float" office:value="0.585989" calcext:value-type="float">
            <text:p>0.585989</text:p>
          </table:table-cell>
        </table:table-row>
        <table:table-row table:style-name="ro1">
          <table:table-cell office:value-type="float" office:value="-0.151515" calcext:value-type="float">
            <text:p>-0.151515</text:p>
          </table:table-cell>
          <table:table-cell office:value-type="float" office:value="0.635356" calcext:value-type="float">
            <text:p>0.635356</text:p>
          </table:table-cell>
          <table:table-cell office:value-type="float" office:value="0.652412" calcext:value-type="float">
            <text:p>0.652412</text:p>
          </table:table-cell>
        </table:table-row>
        <table:table-row table:style-name="ro1">
          <table:table-cell office:value-type="float" office:value="-0.131313" calcext:value-type="float">
            <text:p>-0.131313</text:p>
          </table:table-cell>
          <table:table-cell office:value-type="float" office:value="0.698774" calcext:value-type="float">
            <text:p>0.698774</text:p>
          </table:table-cell>
          <table:table-cell office:value-type="float" office:value="0.719948" calcext:value-type="float">
            <text:p>0.719948</text:p>
          </table:table-cell>
        </table:table-row>
        <table:table-row table:style-name="ro1">
          <table:table-cell office:value-type="float" office:value="-0.111111" calcext:value-type="float">
            <text:p>-0.111111</text:p>
          </table:table-cell>
          <table:table-cell office:value-type="float" office:value="0.764151" calcext:value-type="float">
            <text:p>0.764151</text:p>
          </table:table-cell>
          <table:table-cell office:value-type="float" office:value="0.785905" calcext:value-type="float">
            <text:p>0.785905</text:p>
          </table:table-cell>
        </table:table-row>
        <table:table-row table:style-name="ro1">
          <table:table-cell office:value-type="float" office:value="-0.090909" calcext:value-type="float">
            <text:p>-0.090909</text:p>
          </table:table-cell>
          <table:table-cell office:value-type="float" office:value="0.828767" calcext:value-type="float">
            <text:p>0.828767</text:p>
          </table:table-cell>
          <table:table-cell office:value-type="float" office:value="0.847586" calcext:value-type="float">
            <text:p>0.847586</text:p>
          </table:table-cell>
        </table:table-row>
        <table:table-row table:style-name="ro1">
          <table:table-cell office:value-type="float" office:value="-0.070707" calcext:value-type="float">
            <text:p>-0.070707</text:p>
          </table:table-cell>
          <table:table-cell office:value-type="float" office:value="0.888899" calcext:value-type="float">
            <text:p>0.888899</text:p>
          </table:table-cell>
          <table:table-cell office:value-type="float" office:value="0.902297" calcext:value-type="float">
            <text:p>0.902297</text:p>
          </table:table-cell>
        </table:table-row>
        <table:table-row table:style-name="ro1">
          <table:table-cell office:value-type="float" office:value="-0.050505" calcext:value-type="float">
            <text:p>-0.050505</text:p>
          </table:table-cell>
          <table:table-cell office:value-type="float" office:value="0.940054" calcext:value-type="float">
            <text:p>0.940054</text:p>
          </table:table-cell>
          <table:table-cell office:value-type="float" office:value="0.947345" calcext:value-type="float">
            <text:p>0.947345</text:p>
          </table:table-cell>
        </table:table-row>
        <table:table-row table:style-name="ro1">
          <table:table-cell office:value-type="float" office:value="-0.030303" calcext:value-type="float">
            <text:p>-0.030303</text:p>
          </table:table-cell>
          <table:table-cell office:value-type="float" office:value="0.977558" calcext:value-type="float">
            <text:p>0.977558</text:p>
          </table:table-cell>
          <table:table-cell office:value-type="float" office:value="0.980034" calcext:value-type="float">
            <text:p>0.980034</text:p>
          </table:table-cell>
        </table:table-row>
        <table:table-row table:style-name="ro1">
          <table:table-cell office:value-type="float" office:value="-0.010101" calcext:value-type="float">
            <text:p>-0.010101</text:p>
          </table:table-cell>
          <table:table-cell office:value-type="float" office:value="0.997456" calcext:value-type="float">
            <text:p>0.997456</text:p>
          </table:table-cell>
          <table:table-cell office:value-type="float" office:value="0.997669" calcext:value-type="float">
            <text:p>0.997669</text:p>
          </table:table-cell>
        </table:table-row>
        <table:table-row table:style-name="ro1">
          <table:table-cell office:value-type="float" office:value="0.010101" calcext:value-type="float">
            <text:p>0.010101</text:p>
          </table:table-cell>
          <table:table-cell office:value-type="float" office:value="0.997456" calcext:value-type="float">
            <text:p>0.997456</text:p>
          </table:table-cell>
          <table:table-cell office:value-type="float" office:value="0.997669" calcext:value-type="float">
            <text:p>0.997669</text:p>
          </table:table-cell>
        </table:table-row>
        <table:table-row table:style-name="ro1">
          <table:table-cell office:value-type="float" office:value="0.030303" calcext:value-type="float">
            <text:p>0.030303</text:p>
          </table:table-cell>
          <table:table-cell office:value-type="float" office:value="0.977558" calcext:value-type="float">
            <text:p>0.977558</text:p>
          </table:table-cell>
          <table:table-cell office:value-type="float" office:value="0.980034" calcext:value-type="float">
            <text:p>0.980034</text:p>
          </table:table-cell>
        </table:table-row>
        <table:table-row table:style-name="ro1">
          <table:table-cell office:value-type="float" office:value="0.050505" calcext:value-type="float">
            <text:p>0.050505</text:p>
          </table:table-cell>
          <table:table-cell office:value-type="float" office:value="0.940054" calcext:value-type="float">
            <text:p>0.940054</text:p>
          </table:table-cell>
          <table:table-cell office:value-type="float" office:value="0.947345" calcext:value-type="float">
            <text:p>0.947345</text:p>
          </table:table-cell>
        </table:table-row>
        <table:table-row table:style-name="ro1">
          <table:table-cell office:value-type="float" office:value="0.070707" calcext:value-type="float">
            <text:p>0.070707</text:p>
          </table:table-cell>
          <table:table-cell office:value-type="float" office:value="0.888899" calcext:value-type="float">
            <text:p>0.888899</text:p>
          </table:table-cell>
          <table:table-cell office:value-type="float" office:value="0.902297" calcext:value-type="float">
            <text:p>0.902297</text:p>
          </table:table-cell>
        </table:table-row>
        <table:table-row table:style-name="ro1">
          <table:table-cell office:value-type="float" office:value="0.090909" calcext:value-type="float">
            <text:p>0.090909</text:p>
          </table:table-cell>
          <table:table-cell office:value-type="float" office:value="0.828767" calcext:value-type="float">
            <text:p>0.828767</text:p>
          </table:table-cell>
          <table:table-cell office:value-type="float" office:value="0.847586" calcext:value-type="float">
            <text:p>0.847586</text:p>
          </table:table-cell>
        </table:table-row>
        <table:table-row table:style-name="ro1">
          <table:table-cell office:value-type="float" office:value="0.111111" calcext:value-type="float">
            <text:p>0.111111</text:p>
          </table:table-cell>
          <table:table-cell office:value-type="float" office:value="0.764151" calcext:value-type="float">
            <text:p>0.764151</text:p>
          </table:table-cell>
          <table:table-cell office:value-type="float" office:value="0.785905" calcext:value-type="float">
            <text:p>0.785905</text:p>
          </table:table-cell>
        </table:table-row>
        <table:table-row table:style-name="ro1">
          <table:table-cell office:value-type="float" office:value="0.131313" calcext:value-type="float">
            <text:p>0.131313</text:p>
          </table:table-cell>
          <table:table-cell office:value-type="float" office:value="0.698774" calcext:value-type="float">
            <text:p>0.698774</text:p>
          </table:table-cell>
          <table:table-cell office:value-type="float" office:value="0.719948" calcext:value-type="float">
            <text:p>0.719948</text:p>
          </table:table-cell>
        </table:table-row>
        <table:table-row table:style-name="ro1">
          <table:table-cell office:value-type="float" office:value="0.151515" calcext:value-type="float">
            <text:p>0.151515</text:p>
          </table:table-cell>
          <table:table-cell office:value-type="float" office:value="0.635356" calcext:value-type="float">
            <text:p>0.635356</text:p>
          </table:table-cell>
          <table:table-cell office:value-type="float" office:value="0.652412" calcext:value-type="float">
            <text:p>0.652412</text:p>
          </table:table-cell>
        </table:table-row>
        <table:table-row table:style-name="ro1">
          <table:table-cell office:value-type="float" office:value="0.171717" calcext:value-type="float">
            <text:p>0.171717</text:p>
          </table:table-cell>
          <table:table-cell office:value-type="float" office:value="0.575649" calcext:value-type="float">
            <text:p>0.575649</text:p>
          </table:table-cell>
          <table:table-cell office:value-type="float" office:value="0.585989" calcext:value-type="float">
            <text:p>0.585989</text:p>
          </table:table-cell>
        </table:table-row>
        <table:table-row table:style-name="ro1">
          <table:table-cell office:value-type="float" office:value="0.191919" calcext:value-type="float">
            <text:p>0.191919</text:p>
          </table:table-cell>
          <table:table-cell office:value-type="float" office:value="0.52061" calcext:value-type="float">
            <text:p>0.52061</text:p>
          </table:table-cell>
          <table:table-cell office:value-type="float" office:value="0.523376" calcext:value-type="float">
            <text:p>0.523376</text:p>
          </table:table-cell>
        </table:table-row>
        <table:table-row table:style-name="ro1">
          <table:table-cell office:value-type="float" office:value="0.212121" calcext:value-type="float">
            <text:p>0.212121</text:p>
          </table:table-cell>
          <table:table-cell office:value-type="float" office:value="0.470614" calcext:value-type="float">
            <text:p>0.470614</text:p>
          </table:table-cell>
          <table:table-cell office:value-type="float" office:value="0.467144" calcext:value-type="float">
            <text:p>0.467144</text:p>
          </table:table-cell>
        </table:table-row>
        <table:table-row table:style-name="ro1">
          <table:table-cell office:value-type="float" office:value="0.232323" calcext:value-type="float">
            <text:p>0.232323</text:p>
          </table:table-cell>
          <table:table-cell office:value-type="float" office:value="0.425649" calcext:value-type="float">
            <text:p>0.425649</text:p>
          </table:table-cell>
          <table:table-cell office:value-type="float" office:value="0.41806" calcext:value-type="float">
            <text:p>0.41806</text:p>
          </table:table-cell>
        </table:table-row>
        <table:table-row table:style-name="ro1">
          <table:table-cell office:value-type="float" office:value="0.252525" calcext:value-type="float">
            <text:p>0.252525</text:p>
          </table:table-cell>
          <table:table-cell office:value-type="float" office:value="0.385472" calcext:value-type="float">
            <text:p>0.385472</text:p>
          </table:table-cell>
          <table:table-cell office:value-type="float" office:value="0.375496" calcext:value-type="float">
            <text:p>0.375496</text:p>
          </table:table-cell>
        </table:table-row>
        <table:table-row table:style-name="ro1">
          <table:table-cell office:value-type="float" office:value="0.272727" calcext:value-type="float">
            <text:p>0.272727</text:p>
          </table:table-cell>
          <table:table-cell office:value-type="float" office:value="0.349711" calcext:value-type="float">
            <text:p>0.349711</text:p>
          </table:table-cell>
          <table:table-cell office:value-type="float" office:value="0.338788" calcext:value-type="float">
            <text:p>0.338788</text:p>
          </table:table-cell>
        </table:table-row>
        <table:table-row table:style-name="ro1">
          <table:table-cell office:value-type="float" office:value="0.292929" calcext:value-type="float">
            <text:p>0.292929</text:p>
          </table:table-cell>
          <table:table-cell office:value-type="float" office:value="0.317946" calcext:value-type="float">
            <text:p>0.317946</text:p>
          </table:table-cell>
          <table:table-cell office:value-type="float" office:value="0.307273" calcext:value-type="float">
            <text:p>0.307273</text:p>
          </table:table-cell>
        </table:table-row>
        <table:table-row table:style-name="ro1">
          <table:table-cell office:value-type="float" office:value="0.313131" calcext:value-type="float">
            <text:p>0.313131</text:p>
          </table:table-cell>
          <table:table-cell office:value-type="float" office:value="0.289748" calcext:value-type="float">
            <text:p>0.289748</text:p>
          </table:table-cell>
          <table:table-cell office:value-type="float" office:value="0.280288" calcext:value-type="float">
            <text:p>0.280288</text:p>
          </table:table-cell>
        </table:table-row>
        <table:table-row table:style-name="ro1">
          <table:table-cell office:value-type="float" office:value="0.333333" calcext:value-type="float">
            <text:p>0.333333</text:p>
          </table:table-cell>
          <table:table-cell office:value-type="float" office:value="0.264706" calcext:value-type="float">
            <text:p>0.264706</text:p>
          </table:table-cell>
          <table:table-cell office:value-type="float" office:value="0.25717" calcext:value-type="float">
            <text:p>0.25717</text:p>
          </table:table-cell>
        </table:table-row>
        <table:table-row table:style-name="ro1">
          <table:table-cell office:value-type="float" office:value="0.353535" calcext:value-type="float">
            <text:p>0.353535</text:p>
          </table:table-cell>
          <table:table-cell office:value-type="float" office:value="0.242443" calcext:value-type="float">
            <text:p>0.242443</text:p>
          </table:table-cell>
          <table:table-cell office:value-type="float" office:value="0.237255" calcext:value-type="float">
            <text:p>0.237255</text:p>
          </table:table-cell>
        </table:table-row>
        <table:table-row table:style-name="ro1">
          <table:table-cell office:value-type="float" office:value="0.373737" calcext:value-type="float">
            <text:p>0.373737</text:p>
          </table:table-cell>
          <table:table-cell office:value-type="float" office:value="0.222618" calcext:value-type="float">
            <text:p>0.222618</text:p>
          </table:table-cell>
          <table:table-cell office:value-type="float" office:value="0.219881" calcext:value-type="float">
            <text:p>0.219881</text:p>
          </table:table-cell>
        </table:table-row>
        <table:table-row table:style-name="ro1">
          <table:table-cell office:value-type="float" office:value="0.393939" calcext:value-type="float">
            <text:p>0.393939</text:p>
          </table:table-cell>
          <table:table-cell office:value-type="float" office:value="0.20493" calcext:value-type="float">
            <text:p>0.20493</text:p>
          </table:table-cell>
          <table:table-cell office:value-type="float" office:value="0.204383" calcext:value-type="float">
            <text:p>0.204383</text:p>
          </table:table-cell>
        </table:table-row>
        <table:table-row table:style-name="ro1">
          <table:table-cell office:value-type="float" office:value="0.414141" calcext:value-type="float">
            <text:p>0.414141</text:p>
          </table:table-cell>
          <table:table-cell office:value-type="float" office:value="0.189114" calcext:value-type="float">
            <text:p>0.189114</text:p>
          </table:table-cell>
          <table:table-cell office:value-type="float" office:value="0.190134" calcext:value-type="float">
            <text:p>0.190134</text:p>
          </table:table-cell>
        </table:table-row>
        <table:table-row table:style-name="ro1">
          <table:table-cell office:value-type="float" office:value="0.434343" calcext:value-type="float">
            <text:p>0.434343</text:p>
          </table:table-cell>
          <table:table-cell office:value-type="float" office:value="0.174937" calcext:value-type="float">
            <text:p>0.174937</text:p>
          </table:table-cell>
          <table:table-cell office:value-type="float" office:value="0.176873" calcext:value-type="float">
            <text:p>0.176873</text:p>
          </table:table-cell>
        </table:table-row>
        <table:table-row table:style-name="ro1">
          <table:table-cell office:value-type="float" office:value="0.454545" calcext:value-type="float">
            <text:p>0.454545</text:p>
          </table:table-cell>
          <table:table-cell office:value-type="float" office:value="0.162198" calcext:value-type="float">
            <text:p>0.162198</text:p>
          </table:table-cell>
          <table:table-cell office:value-type="float" office:value="0.164556" calcext:value-type="float">
            <text:p>0.164556</text:p>
          </table:table-cell>
        </table:table-row>
        <table:table-row table:style-name="ro1">
          <table:table-cell office:value-type="float" office:value="0.474747" calcext:value-type="float">
            <text:p>0.474747</text:p>
          </table:table-cell>
          <table:table-cell office:value-type="float" office:value="0.150724" calcext:value-type="float">
            <text:p>0.150724</text:p>
          </table:table-cell>
          <table:table-cell office:value-type="float" office:value="0.153142" calcext:value-type="float">
            <text:p>0.153142</text:p>
          </table:table-cell>
        </table:table-row>
        <table:table-row table:style-name="ro1">
          <table:table-cell office:value-type="float" office:value="0.494949" calcext:value-type="float">
            <text:p>0.494949</text:p>
          </table:table-cell>
          <table:table-cell office:value-type="float" office:value="0.140363" calcext:value-type="float">
            <text:p>0.140363</text:p>
          </table:table-cell>
          <table:table-cell office:value-type="float" office:value="0.142589" calcext:value-type="float">
            <text:p>0.142589</text:p>
          </table:table-cell>
        </table:table-row>
        <table:table-row table:style-name="ro1">
          <table:table-cell office:value-type="float" office:value="0.515152" calcext:value-type="float">
            <text:p>0.515152</text:p>
          </table:table-cell>
          <table:table-cell office:value-type="float" office:value="0.130984" calcext:value-type="float">
            <text:p>0.130984</text:p>
          </table:table-cell>
          <table:table-cell office:value-type="float" office:value="0.132857" calcext:value-type="float">
            <text:p>0.132857</text:p>
          </table:table-cell>
        </table:table-row>
        <table:table-row table:style-name="ro1">
          <table:table-cell office:value-type="float" office:value="0.535354" calcext:value-type="float">
            <text:p>0.535354</text:p>
          </table:table-cell>
          <table:table-cell office:value-type="float" office:value="0.122473" calcext:value-type="float">
            <text:p>0.122473</text:p>
          </table:table-cell>
          <table:table-cell office:value-type="float" office:value="0.123903" calcext:value-type="float">
            <text:p>0.123903</text:p>
          </table:table-cell>
        </table:table-row>
        <table:table-row table:style-name="ro1">
          <table:table-cell office:value-type="float" office:value="0.555556" calcext:value-type="float">
            <text:p>0.555556</text:p>
          </table:table-cell>
          <table:table-cell office:value-type="float" office:value="0.114731" calcext:value-type="float">
            <text:p>0.114731</text:p>
          </table:table-cell>
          <table:table-cell office:value-type="float" office:value="0.115686" calcext:value-type="float">
            <text:p>0.115686</text:p>
          </table:table-cell>
        </table:table-row>
        <table:table-row table:style-name="ro1">
          <table:table-cell office:value-type="float" office:value="0.575758" calcext:value-type="float">
            <text:p>0.575758</text:p>
          </table:table-cell>
          <table:table-cell office:value-type="float" office:value="0.107673" calcext:value-type="float">
            <text:p>0.107673</text:p>
          </table:table-cell>
          <table:table-cell office:value-type="float" office:value="0.108165" calcext:value-type="float">
            <text:p>0.108165</text:p>
          </table:table-cell>
        </table:table-row>
        <table:table-row table:style-name="ro1">
          <table:table-cell office:value-type="float" office:value="0.59596" calcext:value-type="float">
            <text:p>0.59596</text:p>
          </table:table-cell>
          <table:table-cell office:value-type="float" office:value="0.101223" calcext:value-type="float">
            <text:p>0.101223</text:p>
          </table:table-cell>
          <table:table-cell office:value-type="float" office:value="0.101298" calcext:value-type="float">
            <text:p>0.101298</text:p>
          </table:table-cell>
        </table:table-row>
        <table:table-row table:style-name="ro1">
          <table:table-cell office:value-type="float" office:value="0.616162" calcext:value-type="float">
            <text:p>0.616162</text:p>
          </table:table-cell>
          <table:table-cell office:value-type="float" office:value="0.095316" calcext:value-type="float">
            <text:p>0.095316</text:p>
          </table:table-cell>
          <table:table-cell office:value-type="float" office:value="0.095045" calcext:value-type="float">
            <text:p>0.095045</text:p>
          </table:table-cell>
        </table:table-row>
        <table:table-row table:style-name="ro1">
          <table:table-cell office:value-type="float" office:value="0.636364" calcext:value-type="float">
            <text:p>0.636364</text:p>
          </table:table-cell>
          <table:table-cell office:value-type="float" office:value="0.089896" calcext:value-type="float">
            <text:p>0.089896</text:p>
          </table:table-cell>
          <table:table-cell office:value-type="float" office:value="0.089361" calcext:value-type="float">
            <text:p>0.089361</text:p>
          </table:table-cell>
        </table:table-row>
        <table:table-row table:style-name="ro1">
          <table:table-cell office:value-type="float" office:value="0.656566" calcext:value-type="float">
            <text:p>0.656566</text:p>
          </table:table-cell>
          <table:table-cell office:value-type="float" office:value="0.084912" calcext:value-type="float">
            <text:p>0.084912</text:p>
          </table:table-cell>
          <table:table-cell office:value-type="float" office:value="0.084202" calcext:value-type="float">
            <text:p>0.084202</text:p>
          </table:table-cell>
        </table:table-row>
        <table:table-row table:style-name="ro1">
          <table:table-cell office:value-type="float" office:value="0.676768" calcext:value-type="float">
            <text:p>0.676768</text:p>
          </table:table-cell>
          <table:table-cell office:value-type="float" office:value="0.080319" calcext:value-type="float">
            <text:p>0.080319</text:p>
          </table:table-cell>
          <table:table-cell office:value-type="float" office:value="0.079524" calcext:value-type="float">
            <text:p>0.079524</text:p>
          </table:table-cell>
        </table:table-row>
        <table:table-row table:style-name="ro1">
          <table:table-cell office:value-type="float" office:value="0.69697" calcext:value-type="float">
            <text:p>0.69697</text:p>
          </table:table-cell>
          <table:table-cell office:value-type="float" office:value="0.076079" calcext:value-type="float">
            <text:p>0.076079</text:p>
          </table:table-cell>
          <table:table-cell office:value-type="float" office:value="0.075283" calcext:value-type="float">
            <text:p>0.075283</text:p>
          </table:table-cell>
        </table:table-row>
        <table:table-row table:style-name="ro1">
          <table:table-cell office:value-type="float" office:value="0.717172" calcext:value-type="float">
            <text:p>0.717172</text:p>
          </table:table-cell>
          <table:table-cell office:value-type="float" office:value="0.072158" calcext:value-type="float">
            <text:p>0.072158</text:p>
          </table:table-cell>
          <table:table-cell office:value-type="float" office:value="0.071435" calcext:value-type="float">
            <text:p>0.071435</text:p>
          </table:table-cell>
        </table:table-row>
        <table:table-row table:style-name="ro1">
          <table:table-cell office:value-type="float" office:value="0.737374" calcext:value-type="float">
            <text:p>0.737374</text:p>
          </table:table-cell>
          <table:table-cell office:value-type="float" office:value="0.068526" calcext:value-type="float">
            <text:p>0.068526</text:p>
          </table:table-cell>
          <table:table-cell office:value-type="float" office:value="0.067935" calcext:value-type="float">
            <text:p>0.067935</text:p>
          </table:table-cell>
        </table:table-row>
        <table:table-row table:style-name="ro1">
          <table:table-cell office:value-type="float" office:value="0.757576" calcext:value-type="float">
            <text:p>0.757576</text:p>
          </table:table-cell>
          <table:table-cell office:value-type="float" office:value="0.065155" calcext:value-type="float">
            <text:p>0.065155</text:p>
          </table:table-cell>
          <table:table-cell office:value-type="float" office:value="0.06474" calcext:value-type="float">
            <text:p>0.06474</text:p>
          </table:table-cell>
        </table:table-row>
        <table:table-row table:style-name="ro1">
          <table:table-cell office:value-type="float" office:value="0.777778" calcext:value-type="float">
            <text:p>0.777778</text:p>
          </table:table-cell>
          <table:table-cell office:value-type="float" office:value="0.062021" calcext:value-type="float">
            <text:p>0.062021</text:p>
          </table:table-cell>
          <table:table-cell office:value-type="float" office:value="0.061805" calcext:value-type="float">
            <text:p>0.061805</text:p>
          </table:table-cell>
        </table:table-row>
        <table:table-row table:style-name="ro1">
          <table:table-cell office:value-type="float" office:value="0.79798" calcext:value-type="float">
            <text:p>0.79798</text:p>
          </table:table-cell>
          <table:table-cell office:value-type="float" office:value="0.059104" calcext:value-type="float">
            <text:p>0.059104</text:p>
          </table:table-cell>
          <table:table-cell office:value-type="float" office:value="0.059085" calcext:value-type="float">
            <text:p>0.059085</text:p>
          </table:table-cell>
        </table:table-row>
        <table:table-row table:style-name="ro1">
          <table:table-cell office:value-type="float" office:value="0.818182" calcext:value-type="float">
            <text:p>0.818182</text:p>
          </table:table-cell>
          <table:table-cell office:value-type="float" office:value="0.056384" calcext:value-type="float">
            <text:p>0.056384</text:p>
          </table:table-cell>
          <table:table-cell office:value-type="float" office:value="0.056541" calcext:value-type="float">
            <text:p>0.056541</text:p>
          </table:table-cell>
        </table:table-row>
        <table:table-row table:style-name="ro1">
          <table:table-cell office:value-type="float" office:value="0.838384" calcext:value-type="float">
            <text:p>0.838384</text:p>
          </table:table-cell>
          <table:table-cell office:value-type="float" office:value="0.053844" calcext:value-type="float">
            <text:p>0.053844</text:p>
          </table:table-cell>
          <table:table-cell office:value-type="float" office:value="0.054149" calcext:value-type="float">
            <text:p>0.054149</text:p>
          </table:table-cell>
        </table:table-row>
        <table:table-row table:style-name="ro1">
          <table:table-cell office:value-type="float" office:value="0.858586" calcext:value-type="float">
            <text:p>0.858586</text:p>
          </table:table-cell>
          <table:table-cell office:value-type="float" office:value="0.051469" calcext:value-type="float">
            <text:p>0.051469</text:p>
          </table:table-cell>
          <table:table-cell office:value-type="float" office:value="0.051892" calcext:value-type="float">
            <text:p>0.051892</text:p>
          </table:table-cell>
        </table:table-row>
        <table:table-row table:style-name="ro1">
          <table:table-cell office:value-type="float" office:value="0.878788" calcext:value-type="float">
            <text:p>0.878788</text:p>
          </table:table-cell>
          <table:table-cell office:value-type="float" office:value="0.049245" calcext:value-type="float">
            <text:p>0.049245</text:p>
          </table:table-cell>
          <table:table-cell office:value-type="float" office:value="0.049754" calcext:value-type="float">
            <text:p>0.049754</text:p>
          </table:table-cell>
        </table:table-row>
        <table:table-row table:style-name="ro1">
          <table:table-cell office:value-type="float" office:value="0.89899" calcext:value-type="float">
            <text:p>0.89899</text:p>
          </table:table-cell>
          <table:table-cell office:value-type="float" office:value="0.04716" calcext:value-type="float">
            <text:p>0.04716</text:p>
          </table:table-cell>
          <table:table-cell office:value-type="float" office:value="0.047717" calcext:value-type="float">
            <text:p>0.047717</text:p>
          </table:table-cell>
        </table:table-row>
        <table:table-row table:style-name="ro1">
          <table:table-cell office:value-type="float" office:value="0.919192" calcext:value-type="float">
            <text:p>0.919192</text:p>
          </table:table-cell>
          <table:table-cell office:value-type="float" office:value="0.045202" calcext:value-type="float">
            <text:p>0.045202</text:p>
          </table:table-cell>
          <table:table-cell office:value-type="float" office:value="0.045764" calcext:value-type="float">
            <text:p>0.045764</text:p>
          </table:table-cell>
        </table:table-row>
        <table:table-row table:style-name="ro1">
          <table:table-cell office:value-type="float" office:value="0.939394" calcext:value-type="float">
            <text:p>0.939394</text:p>
          </table:table-cell>
          <table:table-cell office:value-type="float" office:value="0.043362" calcext:value-type="float">
            <text:p>0.043362</text:p>
          </table:table-cell>
          <table:table-cell office:value-type="float" office:value="0.04388" calcext:value-type="float">
            <text:p>0.04388</text:p>
          </table:table-cell>
        </table:table-row>
        <table:table-row table:style-name="ro1">
          <table:table-cell office:value-type="float" office:value="0.959596" calcext:value-type="float">
            <text:p>0.959596</text:p>
          </table:table-cell>
          <table:table-cell office:value-type="float" office:value="0.041631" calcext:value-type="float">
            <text:p>0.041631</text:p>
          </table:table-cell>
          <table:table-cell office:value-type="float" office:value="0.042045" calcext:value-type="float">
            <text:p>0.042045</text:p>
          </table:table-cell>
        </table:table-row>
        <table:table-row table:style-name="ro1">
          <table:table-cell office:value-type="float" office:value="0.979798" calcext:value-type="float">
            <text:p>0.979798</text:p>
          </table:table-cell>
          <table:table-cell office:value-type="float" office:value="0.04" calcext:value-type="float">
            <text:p>0.04</text:p>
          </table:table-cell>
          <table:table-cell office:value-type="float" office:value="0.040245" calcext:value-type="float">
            <text:p>0.0402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.038462" calcext:value-type="float">
            <text:p>0.03846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4-08T09:05:12.915195977</dc:date>
    <meta:editing-duration>PT2M53S</meta:editing-duration>
    <meta:editing-cycles>1</meta:editing-cycles>
    <meta:document-statistic meta:table-count="1" meta:cell-count="303" meta:object-count="1"/>
    <meta:generator>LibreOffice/24.2.7.2$Linux_X86_64 LibreOffice_project/420$Build-2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2.727cm" svg:height="19.604cm" xlink:href=".." xlink:type="simple" chart:class="chart:line" chart:style-name="ch1">
        <chart:legend chart:legend-position="end" svg:x="40.43cm" svg:y="9.254cm" style:legend-expansion="high" chart:style-name="ch2"/>
        <chart:plot-area chart:style-name="ch3" table:cell-range-address="kub1.A1:kub1.C101" chart:data-source-has-labels="both" svg:x="0.854cm" svg:y="0.392cm" svg:width="38.722cm" svg:height="18.82cm">
          <chart:coordinate-region svg:x="1.581cm" svg:y="0.592cm" svg:width="37.995cm" svg:height="17.004cm"/>
          <chart:axis chart:dimension="x" chart:name="primary-x" chart:style-name="ch4" chartooo:axis-type="auto">
            <chartooo:date-scale/>
            <chart:categories table:cell-range-address="kub1.A2:kub1.A10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kub1.B2:kub1.B101" chart:label-cell-address="kub1.B1:kub1.B1" chart:class="chart:line">
            <chart:data-point chart:repeated="100"/>
          </chart:series>
          <chart:series chart:style-name="ch7" chart:values-cell-range-address="kub1.C2:kub1.C101" chart:label-cell-address="kub1.C1:kub1.C1" chart:class="chart:line">
            <chart:data-point chart:repeated="1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(x)</text:p>
                <draw:g>
                  <svg:desc>kub1.B1:kub1.B1</svg:desc>
                </draw:g>
              </table:table-cell>
              <table:table-cell office:value-type="string">
                <text:p>Spline</text:p>
                <draw:g>
                  <svg:desc>kub1.C1:kub1.C1</svg:desc>
                </draw:g>
              </table:table-cell>
            </table:table-row>
          </table:table-header-rows>
          <table:table-rows>
            <table:table-row>
              <table:table-cell office:value-type="float" office:value="-1">
                <text:p>-1</text:p>
                <draw:g>
                  <svg:desc>kub1.A2:kub1.A101</svg:desc>
                </draw:g>
              </table:table-cell>
              <table:table-cell office:value-type="float" office:value="0.038462">
                <text:p>0.038462</text:p>
                <draw:g>
                  <svg:desc>kub1.B2:kub1.B101</svg:desc>
                </draw:g>
              </table:table-cell>
              <table:table-cell office:value-type="float" office:value="0.038462">
                <text:p>0.038462</text:p>
                <draw:g>
                  <svg:desc>kub1.C2:kub1.C101</svg:desc>
                </draw:g>
              </table:table-cell>
            </table:table-row>
            <table:table-row>
              <table:table-cell office:value-type="float" office:value="-0.979798">
                <text:p>-0.979798</text:p>
              </table:table-cell>
              <table:table-cell office:value-type="float" office:value="0.04">
                <text:p>0.04</text:p>
              </table:table-cell>
              <table:table-cell office:value-type="float" office:value="0.040245">
                <text:p>0.040245</text:p>
              </table:table-cell>
            </table:table-row>
            <table:table-row>
              <table:table-cell office:value-type="float" office:value="-0.959596">
                <text:p>-0.959596</text:p>
              </table:table-cell>
              <table:table-cell office:value-type="float" office:value="0.041631">
                <text:p>0.041631</text:p>
              </table:table-cell>
              <table:table-cell office:value-type="float" office:value="0.042045">
                <text:p>0.042045</text:p>
              </table:table-cell>
            </table:table-row>
            <table:table-row>
              <table:table-cell office:value-type="float" office:value="-0.939394">
                <text:p>-0.939394</text:p>
              </table:table-cell>
              <table:table-cell office:value-type="float" office:value="0.043362">
                <text:p>0.043362</text:p>
              </table:table-cell>
              <table:table-cell office:value-type="float" office:value="0.04388">
                <text:p>0.04388</text:p>
              </table:table-cell>
            </table:table-row>
            <table:table-row>
              <table:table-cell office:value-type="float" office:value="-0.919192">
                <text:p>-0.919192</text:p>
              </table:table-cell>
              <table:table-cell office:value-type="float" office:value="0.045202">
                <text:p>0.045202</text:p>
              </table:table-cell>
              <table:table-cell office:value-type="float" office:value="0.045764">
                <text:p>0.045764</text:p>
              </table:table-cell>
            </table:table-row>
            <table:table-row>
              <table:table-cell office:value-type="float" office:value="-0.89899">
                <text:p>-0.89899</text:p>
              </table:table-cell>
              <table:table-cell office:value-type="float" office:value="0.04716">
                <text:p>0.04716</text:p>
              </table:table-cell>
              <table:table-cell office:value-type="float" office:value="0.047717">
                <text:p>0.047717</text:p>
              </table:table-cell>
            </table:table-row>
            <table:table-row>
              <table:table-cell office:value-type="float" office:value="-0.878788">
                <text:p>-0.878788</text:p>
              </table:table-cell>
              <table:table-cell office:value-type="float" office:value="0.049245">
                <text:p>0.049245</text:p>
              </table:table-cell>
              <table:table-cell office:value-type="float" office:value="0.049754">
                <text:p>0.049754</text:p>
              </table:table-cell>
            </table:table-row>
            <table:table-row>
              <table:table-cell office:value-type="float" office:value="-0.858586">
                <text:p>-0.858586</text:p>
              </table:table-cell>
              <table:table-cell office:value-type="float" office:value="0.051469">
                <text:p>0.051469</text:p>
              </table:table-cell>
              <table:table-cell office:value-type="float" office:value="0.051892">
                <text:p>0.051892</text:p>
              </table:table-cell>
            </table:table-row>
            <table:table-row>
              <table:table-cell office:value-type="float" office:value="-0.838384">
                <text:p>-0.838384</text:p>
              </table:table-cell>
              <table:table-cell office:value-type="float" office:value="0.053844">
                <text:p>0.053844</text:p>
              </table:table-cell>
              <table:table-cell office:value-type="float" office:value="0.054149">
                <text:p>0.054149</text:p>
              </table:table-cell>
            </table:table-row>
            <table:table-row>
              <table:table-cell office:value-type="float" office:value="-0.818182">
                <text:p>-0.818182</text:p>
              </table:table-cell>
              <table:table-cell office:value-type="float" office:value="0.056384">
                <text:p>0.056384</text:p>
              </table:table-cell>
              <table:table-cell office:value-type="float" office:value="0.056541">
                <text:p>0.056541</text:p>
              </table:table-cell>
            </table:table-row>
            <table:table-row>
              <table:table-cell office:value-type="float" office:value="-0.79798">
                <text:p>-0.79798</text:p>
              </table:table-cell>
              <table:table-cell office:value-type="float" office:value="0.059104">
                <text:p>0.059104</text:p>
              </table:table-cell>
              <table:table-cell office:value-type="float" office:value="0.059085">
                <text:p>0.059085</text:p>
              </table:table-cell>
            </table:table-row>
            <table:table-row>
              <table:table-cell office:value-type="float" office:value="-0.777778">
                <text:p>-0.777778</text:p>
              </table:table-cell>
              <table:table-cell office:value-type="float" office:value="0.062021">
                <text:p>0.062021</text:p>
              </table:table-cell>
              <table:table-cell office:value-type="float" office:value="0.061805">
                <text:p>0.061805</text:p>
              </table:table-cell>
            </table:table-row>
            <table:table-row>
              <table:table-cell office:value-type="float" office:value="-0.757576">
                <text:p>-0.757576</text:p>
              </table:table-cell>
              <table:table-cell office:value-type="float" office:value="0.065155">
                <text:p>0.065155</text:p>
              </table:table-cell>
              <table:table-cell office:value-type="float" office:value="0.06474">
                <text:p>0.06474</text:p>
              </table:table-cell>
            </table:table-row>
            <table:table-row>
              <table:table-cell office:value-type="float" office:value="-0.737374">
                <text:p>-0.737374</text:p>
              </table:table-cell>
              <table:table-cell office:value-type="float" office:value="0.068526">
                <text:p>0.068526</text:p>
              </table:table-cell>
              <table:table-cell office:value-type="float" office:value="0.067935">
                <text:p>0.067935</text:p>
              </table:table-cell>
            </table:table-row>
            <table:table-row>
              <table:table-cell office:value-type="float" office:value="-0.717172">
                <text:p>-0.717172</text:p>
              </table:table-cell>
              <table:table-cell office:value-type="float" office:value="0.072158">
                <text:p>0.072158</text:p>
              </table:table-cell>
              <table:table-cell office:value-type="float" office:value="0.071435">
                <text:p>0.071435</text:p>
              </table:table-cell>
            </table:table-row>
            <table:table-row>
              <table:table-cell office:value-type="float" office:value="-0.69697">
                <text:p>-0.69697</text:p>
              </table:table-cell>
              <table:table-cell office:value-type="float" office:value="0.076079">
                <text:p>0.076079</text:p>
              </table:table-cell>
              <table:table-cell office:value-type="float" office:value="0.075283">
                <text:p>0.075283</text:p>
              </table:table-cell>
            </table:table-row>
            <table:table-row>
              <table:table-cell office:value-type="float" office:value="-0.676768">
                <text:p>-0.676768</text:p>
              </table:table-cell>
              <table:table-cell office:value-type="float" office:value="0.080319">
                <text:p>0.080319</text:p>
              </table:table-cell>
              <table:table-cell office:value-type="float" office:value="0.079524">
                <text:p>0.079524</text:p>
              </table:table-cell>
            </table:table-row>
            <table:table-row>
              <table:table-cell office:value-type="float" office:value="-0.656566">
                <text:p>-0.656566</text:p>
              </table:table-cell>
              <table:table-cell office:value-type="float" office:value="0.084912">
                <text:p>0.084912</text:p>
              </table:table-cell>
              <table:table-cell office:value-type="float" office:value="0.084202">
                <text:p>0.084202</text:p>
              </table:table-cell>
            </table:table-row>
            <table:table-row>
              <table:table-cell office:value-type="float" office:value="-0.636364">
                <text:p>-0.636364</text:p>
              </table:table-cell>
              <table:table-cell office:value-type="float" office:value="0.089896">
                <text:p>0.089896</text:p>
              </table:table-cell>
              <table:table-cell office:value-type="float" office:value="0.089361">
                <text:p>0.089361</text:p>
              </table:table-cell>
            </table:table-row>
            <table:table-row>
              <table:table-cell office:value-type="float" office:value="-0.616162">
                <text:p>-0.616162</text:p>
              </table:table-cell>
              <table:table-cell office:value-type="float" office:value="0.095316">
                <text:p>0.095316</text:p>
              </table:table-cell>
              <table:table-cell office:value-type="float" office:value="0.095045">
                <text:p>0.095045</text:p>
              </table:table-cell>
            </table:table-row>
            <table:table-row>
              <table:table-cell office:value-type="float" office:value="-0.59596">
                <text:p>-0.59596</text:p>
              </table:table-cell>
              <table:table-cell office:value-type="float" office:value="0.101223">
                <text:p>0.101223</text:p>
              </table:table-cell>
              <table:table-cell office:value-type="float" office:value="0.101298">
                <text:p>0.101298</text:p>
              </table:table-cell>
            </table:table-row>
            <table:table-row>
              <table:table-cell office:value-type="float" office:value="-0.575758">
                <text:p>-0.575758</text:p>
              </table:table-cell>
              <table:table-cell office:value-type="float" office:value="0.107673">
                <text:p>0.107673</text:p>
              </table:table-cell>
              <table:table-cell office:value-type="float" office:value="0.108165">
                <text:p>0.108165</text:p>
              </table:table-cell>
            </table:table-row>
            <table:table-row>
              <table:table-cell office:value-type="float" office:value="-0.555556">
                <text:p>-0.555556</text:p>
              </table:table-cell>
              <table:table-cell office:value-type="float" office:value="0.114731">
                <text:p>0.114731</text:p>
              </table:table-cell>
              <table:table-cell office:value-type="float" office:value="0.115686">
                <text:p>0.115686</text:p>
              </table:table-cell>
            </table:table-row>
            <table:table-row>
              <table:table-cell office:value-type="float" office:value="-0.535354">
                <text:p>-0.535354</text:p>
              </table:table-cell>
              <table:table-cell office:value-type="float" office:value="0.122473">
                <text:p>0.122473</text:p>
              </table:table-cell>
              <table:table-cell office:value-type="float" office:value="0.123903">
                <text:p>0.123903</text:p>
              </table:table-cell>
            </table:table-row>
            <table:table-row>
              <table:table-cell office:value-type="float" office:value="-0.515152">
                <text:p>-0.515152</text:p>
              </table:table-cell>
              <table:table-cell office:value-type="float" office:value="0.130984">
                <text:p>0.130984</text:p>
              </table:table-cell>
              <table:table-cell office:value-type="float" office:value="0.132857">
                <text:p>0.132857</text:p>
              </table:table-cell>
            </table:table-row>
            <table:table-row>
              <table:table-cell office:value-type="float" office:value="-0.494949">
                <text:p>-0.494949</text:p>
              </table:table-cell>
              <table:table-cell office:value-type="float" office:value="0.140363">
                <text:p>0.140363</text:p>
              </table:table-cell>
              <table:table-cell office:value-type="float" office:value="0.142589">
                <text:p>0.142589</text:p>
              </table:table-cell>
            </table:table-row>
            <table:table-row>
              <table:table-cell office:value-type="float" office:value="-0.474747">
                <text:p>-0.474747</text:p>
              </table:table-cell>
              <table:table-cell office:value-type="float" office:value="0.150724">
                <text:p>0.150724</text:p>
              </table:table-cell>
              <table:table-cell office:value-type="float" office:value="0.153142">
                <text:p>0.153142</text:p>
              </table:table-cell>
            </table:table-row>
            <table:table-row>
              <table:table-cell office:value-type="float" office:value="-0.454545">
                <text:p>-0.454545</text:p>
              </table:table-cell>
              <table:table-cell office:value-type="float" office:value="0.162198">
                <text:p>0.162198</text:p>
              </table:table-cell>
              <table:table-cell office:value-type="float" office:value="0.164556">
                <text:p>0.164556</text:p>
              </table:table-cell>
            </table:table-row>
            <table:table-row>
              <table:table-cell office:value-type="float" office:value="-0.434343">
                <text:p>-0.434343</text:p>
              </table:table-cell>
              <table:table-cell office:value-type="float" office:value="0.174937">
                <text:p>0.174937</text:p>
              </table:table-cell>
              <table:table-cell office:value-type="float" office:value="0.176873">
                <text:p>0.176873</text:p>
              </table:table-cell>
            </table:table-row>
            <table:table-row>
              <table:table-cell office:value-type="float" office:value="-0.414141">
                <text:p>-0.414141</text:p>
              </table:table-cell>
              <table:table-cell office:value-type="float" office:value="0.189114">
                <text:p>0.189114</text:p>
              </table:table-cell>
              <table:table-cell office:value-type="float" office:value="0.190134">
                <text:p>0.190134</text:p>
              </table:table-cell>
            </table:table-row>
            <table:table-row>
              <table:table-cell office:value-type="float" office:value="-0.393939">
                <text:p>-0.393939</text:p>
              </table:table-cell>
              <table:table-cell office:value-type="float" office:value="0.20493">
                <text:p>0.20493</text:p>
              </table:table-cell>
              <table:table-cell office:value-type="float" office:value="0.204383">
                <text:p>0.204383</text:p>
              </table:table-cell>
            </table:table-row>
            <table:table-row>
              <table:table-cell office:value-type="float" office:value="-0.373737">
                <text:p>-0.373737</text:p>
              </table:table-cell>
              <table:table-cell office:value-type="float" office:value="0.222618">
                <text:p>0.222618</text:p>
              </table:table-cell>
              <table:table-cell office:value-type="float" office:value="0.219881">
                <text:p>0.219881</text:p>
              </table:table-cell>
            </table:table-row>
            <table:table-row>
              <table:table-cell office:value-type="float" office:value="-0.353535">
                <text:p>-0.353535</text:p>
              </table:table-cell>
              <table:table-cell office:value-type="float" office:value="0.242443">
                <text:p>0.242443</text:p>
              </table:table-cell>
              <table:table-cell office:value-type="float" office:value="0.237255">
                <text:p>0.237255</text:p>
              </table:table-cell>
            </table:table-row>
            <table:table-row>
              <table:table-cell office:value-type="float" office:value="-0.333333">
                <text:p>-0.333333</text:p>
              </table:table-cell>
              <table:table-cell office:value-type="float" office:value="0.264706">
                <text:p>0.264706</text:p>
              </table:table-cell>
              <table:table-cell office:value-type="float" office:value="0.25717">
                <text:p>0.25717</text:p>
              </table:table-cell>
            </table:table-row>
            <table:table-row>
              <table:table-cell office:value-type="float" office:value="-0.313131">
                <text:p>-0.313131</text:p>
              </table:table-cell>
              <table:table-cell office:value-type="float" office:value="0.289748">
                <text:p>0.289748</text:p>
              </table:table-cell>
              <table:table-cell office:value-type="float" office:value="0.280288">
                <text:p>0.280288</text:p>
              </table:table-cell>
            </table:table-row>
            <table:table-row>
              <table:table-cell office:value-type="float" office:value="-0.292929">
                <text:p>-0.292929</text:p>
              </table:table-cell>
              <table:table-cell office:value-type="float" office:value="0.317946">
                <text:p>0.317946</text:p>
              </table:table-cell>
              <table:table-cell office:value-type="float" office:value="0.307273">
                <text:p>0.307273</text:p>
              </table:table-cell>
            </table:table-row>
            <table:table-row>
              <table:table-cell office:value-type="float" office:value="-0.272727">
                <text:p>-0.272727</text:p>
              </table:table-cell>
              <table:table-cell office:value-type="float" office:value="0.349711">
                <text:p>0.349711</text:p>
              </table:table-cell>
              <table:table-cell office:value-type="float" office:value="0.338788">
                <text:p>0.338788</text:p>
              </table:table-cell>
            </table:table-row>
            <table:table-row>
              <table:table-cell office:value-type="float" office:value="-0.252525">
                <text:p>-0.252525</text:p>
              </table:table-cell>
              <table:table-cell office:value-type="float" office:value="0.385472">
                <text:p>0.385472</text:p>
              </table:table-cell>
              <table:table-cell office:value-type="float" office:value="0.375496">
                <text:p>0.375496</text:p>
              </table:table-cell>
            </table:table-row>
            <table:table-row>
              <table:table-cell office:value-type="float" office:value="-0.232323">
                <text:p>-0.232323</text:p>
              </table:table-cell>
              <table:table-cell office:value-type="float" office:value="0.425649">
                <text:p>0.425649</text:p>
              </table:table-cell>
              <table:table-cell office:value-type="float" office:value="0.41806">
                <text:p>0.41806</text:p>
              </table:table-cell>
            </table:table-row>
            <table:table-row>
              <table:table-cell office:value-type="float" office:value="-0.212121">
                <text:p>-0.212121</text:p>
              </table:table-cell>
              <table:table-cell office:value-type="float" office:value="0.470614">
                <text:p>0.470614</text:p>
              </table:table-cell>
              <table:table-cell office:value-type="float" office:value="0.467144">
                <text:p>0.467144</text:p>
              </table:table-cell>
            </table:table-row>
            <table:table-row>
              <table:table-cell office:value-type="float" office:value="-0.191919">
                <text:p>-0.191919</text:p>
              </table:table-cell>
              <table:table-cell office:value-type="float" office:value="0.52061">
                <text:p>0.52061</text:p>
              </table:table-cell>
              <table:table-cell office:value-type="float" office:value="0.523376">
                <text:p>0.523376</text:p>
              </table:table-cell>
            </table:table-row>
            <table:table-row>
              <table:table-cell office:value-type="float" office:value="-0.171717">
                <text:p>-0.171717</text:p>
              </table:table-cell>
              <table:table-cell office:value-type="float" office:value="0.575649">
                <text:p>0.575649</text:p>
              </table:table-cell>
              <table:table-cell office:value-type="float" office:value="0.585989">
                <text:p>0.585989</text:p>
              </table:table-cell>
            </table:table-row>
            <table:table-row>
              <table:table-cell office:value-type="float" office:value="-0.151515">
                <text:p>-0.151515</text:p>
              </table:table-cell>
              <table:table-cell office:value-type="float" office:value="0.635356">
                <text:p>0.635356</text:p>
              </table:table-cell>
              <table:table-cell office:value-type="float" office:value="0.652412">
                <text:p>0.652412</text:p>
              </table:table-cell>
            </table:table-row>
            <table:table-row>
              <table:table-cell office:value-type="float" office:value="-0.131313">
                <text:p>-0.131313</text:p>
              </table:table-cell>
              <table:table-cell office:value-type="float" office:value="0.698774">
                <text:p>0.698774</text:p>
              </table:table-cell>
              <table:table-cell office:value-type="float" office:value="0.719948">
                <text:p>0.719948</text:p>
              </table:table-cell>
            </table:table-row>
            <table:table-row>
              <table:table-cell office:value-type="float" office:value="-0.111111">
                <text:p>-0.111111</text:p>
              </table:table-cell>
              <table:table-cell office:value-type="float" office:value="0.764151">
                <text:p>0.764151</text:p>
              </table:table-cell>
              <table:table-cell office:value-type="float" office:value="0.785905">
                <text:p>0.785905</text:p>
              </table:table-cell>
            </table:table-row>
            <table:table-row>
              <table:table-cell office:value-type="float" office:value="-0.090909">
                <text:p>-0.090909</text:p>
              </table:table-cell>
              <table:table-cell office:value-type="float" office:value="0.828767">
                <text:p>0.828767</text:p>
              </table:table-cell>
              <table:table-cell office:value-type="float" office:value="0.847586">
                <text:p>0.847586</text:p>
              </table:table-cell>
            </table:table-row>
            <table:table-row>
              <table:table-cell office:value-type="float" office:value="-0.070707">
                <text:p>-0.070707</text:p>
              </table:table-cell>
              <table:table-cell office:value-type="float" office:value="0.888899">
                <text:p>0.888899</text:p>
              </table:table-cell>
              <table:table-cell office:value-type="float" office:value="0.902297">
                <text:p>0.902297</text:p>
              </table:table-cell>
            </table:table-row>
            <table:table-row>
              <table:table-cell office:value-type="float" office:value="-0.050505">
                <text:p>-0.050505</text:p>
              </table:table-cell>
              <table:table-cell office:value-type="float" office:value="0.940054">
                <text:p>0.940054</text:p>
              </table:table-cell>
              <table:table-cell office:value-type="float" office:value="0.947345">
                <text:p>0.947345</text:p>
              </table:table-cell>
            </table:table-row>
            <table:table-row>
              <table:table-cell office:value-type="float" office:value="-0.030303">
                <text:p>-0.030303</text:p>
              </table:table-cell>
              <table:table-cell office:value-type="float" office:value="0.977558">
                <text:p>0.977558</text:p>
              </table:table-cell>
              <table:table-cell office:value-type="float" office:value="0.980034">
                <text:p>0.980034</text:p>
              </table:table-cell>
            </table:table-row>
            <table:table-row>
              <table:table-cell office:value-type="float" office:value="-0.010101">
                <text:p>-0.010101</text:p>
              </table:table-cell>
              <table:table-cell office:value-type="float" office:value="0.997456">
                <text:p>0.997456</text:p>
              </table:table-cell>
              <table:table-cell office:value-type="float" office:value="0.997669">
                <text:p>0.997669</text:p>
              </table:table-cell>
            </table:table-row>
            <table:table-row>
              <table:table-cell office:value-type="float" office:value="0.010101">
                <text:p>0.010101</text:p>
              </table:table-cell>
              <table:table-cell office:value-type="float" office:value="0.997456">
                <text:p>0.997456</text:p>
              </table:table-cell>
              <table:table-cell office:value-type="float" office:value="0.997669">
                <text:p>0.997669</text:p>
              </table:table-cell>
            </table:table-row>
            <table:table-row>
              <table:table-cell office:value-type="float" office:value="0.030303">
                <text:p>0.030303</text:p>
              </table:table-cell>
              <table:table-cell office:value-type="float" office:value="0.977558">
                <text:p>0.977558</text:p>
              </table:table-cell>
              <table:table-cell office:value-type="float" office:value="0.980034">
                <text:p>0.980034</text:p>
              </table:table-cell>
            </table:table-row>
            <table:table-row>
              <table:table-cell office:value-type="float" office:value="0.050505">
                <text:p>0.050505</text:p>
              </table:table-cell>
              <table:table-cell office:value-type="float" office:value="0.940054">
                <text:p>0.940054</text:p>
              </table:table-cell>
              <table:table-cell office:value-type="float" office:value="0.947345">
                <text:p>0.947345</text:p>
              </table:table-cell>
            </table:table-row>
            <table:table-row>
              <table:table-cell office:value-type="float" office:value="0.070707">
                <text:p>0.070707</text:p>
              </table:table-cell>
              <table:table-cell office:value-type="float" office:value="0.888899">
                <text:p>0.888899</text:p>
              </table:table-cell>
              <table:table-cell office:value-type="float" office:value="0.902297">
                <text:p>0.902297</text:p>
              </table:table-cell>
            </table:table-row>
            <table:table-row>
              <table:table-cell office:value-type="float" office:value="0.090909">
                <text:p>0.090909</text:p>
              </table:table-cell>
              <table:table-cell office:value-type="float" office:value="0.828767">
                <text:p>0.828767</text:p>
              </table:table-cell>
              <table:table-cell office:value-type="float" office:value="0.847586">
                <text:p>0.847586</text:p>
              </table:table-cell>
            </table:table-row>
            <table:table-row>
              <table:table-cell office:value-type="float" office:value="0.111111">
                <text:p>0.111111</text:p>
              </table:table-cell>
              <table:table-cell office:value-type="float" office:value="0.764151">
                <text:p>0.764151</text:p>
              </table:table-cell>
              <table:table-cell office:value-type="float" office:value="0.785905">
                <text:p>0.785905</text:p>
              </table:table-cell>
            </table:table-row>
            <table:table-row>
              <table:table-cell office:value-type="float" office:value="0.131313">
                <text:p>0.131313</text:p>
              </table:table-cell>
              <table:table-cell office:value-type="float" office:value="0.698774">
                <text:p>0.698774</text:p>
              </table:table-cell>
              <table:table-cell office:value-type="float" office:value="0.719948">
                <text:p>0.719948</text:p>
              </table:table-cell>
            </table:table-row>
            <table:table-row>
              <table:table-cell office:value-type="float" office:value="0.151515">
                <text:p>0.151515</text:p>
              </table:table-cell>
              <table:table-cell office:value-type="float" office:value="0.635356">
                <text:p>0.635356</text:p>
              </table:table-cell>
              <table:table-cell office:value-type="float" office:value="0.652412">
                <text:p>0.652412</text:p>
              </table:table-cell>
            </table:table-row>
            <table:table-row>
              <table:table-cell office:value-type="float" office:value="0.171717">
                <text:p>0.171717</text:p>
              </table:table-cell>
              <table:table-cell office:value-type="float" office:value="0.575649">
                <text:p>0.575649</text:p>
              </table:table-cell>
              <table:table-cell office:value-type="float" office:value="0.585989">
                <text:p>0.585989</text:p>
              </table:table-cell>
            </table:table-row>
            <table:table-row>
              <table:table-cell office:value-type="float" office:value="0.191919">
                <text:p>0.191919</text:p>
              </table:table-cell>
              <table:table-cell office:value-type="float" office:value="0.52061">
                <text:p>0.52061</text:p>
              </table:table-cell>
              <table:table-cell office:value-type="float" office:value="0.523376">
                <text:p>0.523376</text:p>
              </table:table-cell>
            </table:table-row>
            <table:table-row>
              <table:table-cell office:value-type="float" office:value="0.212121">
                <text:p>0.212121</text:p>
              </table:table-cell>
              <table:table-cell office:value-type="float" office:value="0.470614">
                <text:p>0.470614</text:p>
              </table:table-cell>
              <table:table-cell office:value-type="float" office:value="0.467144">
                <text:p>0.467144</text:p>
              </table:table-cell>
            </table:table-row>
            <table:table-row>
              <table:table-cell office:value-type="float" office:value="0.232323">
                <text:p>0.232323</text:p>
              </table:table-cell>
              <table:table-cell office:value-type="float" office:value="0.425649">
                <text:p>0.425649</text:p>
              </table:table-cell>
              <table:table-cell office:value-type="float" office:value="0.41806">
                <text:p>0.41806</text:p>
              </table:table-cell>
            </table:table-row>
            <table:table-row>
              <table:table-cell office:value-type="float" office:value="0.252525">
                <text:p>0.252525</text:p>
              </table:table-cell>
              <table:table-cell office:value-type="float" office:value="0.385472">
                <text:p>0.385472</text:p>
              </table:table-cell>
              <table:table-cell office:value-type="float" office:value="0.375496">
                <text:p>0.375496</text:p>
              </table:table-cell>
            </table:table-row>
            <table:table-row>
              <table:table-cell office:value-type="float" office:value="0.272727">
                <text:p>0.272727</text:p>
              </table:table-cell>
              <table:table-cell office:value-type="float" office:value="0.349711">
                <text:p>0.349711</text:p>
              </table:table-cell>
              <table:table-cell office:value-type="float" office:value="0.338788">
                <text:p>0.338788</text:p>
              </table:table-cell>
            </table:table-row>
            <table:table-row>
              <table:table-cell office:value-type="float" office:value="0.292929">
                <text:p>0.292929</text:p>
              </table:table-cell>
              <table:table-cell office:value-type="float" office:value="0.317946">
                <text:p>0.317946</text:p>
              </table:table-cell>
              <table:table-cell office:value-type="float" office:value="0.307273">
                <text:p>0.307273</text:p>
              </table:table-cell>
            </table:table-row>
            <table:table-row>
              <table:table-cell office:value-type="float" office:value="0.313131">
                <text:p>0.313131</text:p>
              </table:table-cell>
              <table:table-cell office:value-type="float" office:value="0.289748">
                <text:p>0.289748</text:p>
              </table:table-cell>
              <table:table-cell office:value-type="float" office:value="0.280288">
                <text:p>0.280288</text:p>
              </table:table-cell>
            </table:table-row>
            <table:table-row>
              <table:table-cell office:value-type="float" office:value="0.333333">
                <text:p>0.333333</text:p>
              </table:table-cell>
              <table:table-cell office:value-type="float" office:value="0.264706">
                <text:p>0.264706</text:p>
              </table:table-cell>
              <table:table-cell office:value-type="float" office:value="0.25717">
                <text:p>0.25717</text:p>
              </table:table-cell>
            </table:table-row>
            <table:table-row>
              <table:table-cell office:value-type="float" office:value="0.353535">
                <text:p>0.353535</text:p>
              </table:table-cell>
              <table:table-cell office:value-type="float" office:value="0.242443">
                <text:p>0.242443</text:p>
              </table:table-cell>
              <table:table-cell office:value-type="float" office:value="0.237255">
                <text:p>0.237255</text:p>
              </table:table-cell>
            </table:table-row>
            <table:table-row>
              <table:table-cell office:value-type="float" office:value="0.373737">
                <text:p>0.373737</text:p>
              </table:table-cell>
              <table:table-cell office:value-type="float" office:value="0.222618">
                <text:p>0.222618</text:p>
              </table:table-cell>
              <table:table-cell office:value-type="float" office:value="0.219881">
                <text:p>0.219881</text:p>
              </table:table-cell>
            </table:table-row>
            <table:table-row>
              <table:table-cell office:value-type="float" office:value="0.393939">
                <text:p>0.393939</text:p>
              </table:table-cell>
              <table:table-cell office:value-type="float" office:value="0.20493">
                <text:p>0.20493</text:p>
              </table:table-cell>
              <table:table-cell office:value-type="float" office:value="0.204383">
                <text:p>0.204383</text:p>
              </table:table-cell>
            </table:table-row>
            <table:table-row>
              <table:table-cell office:value-type="float" office:value="0.414141">
                <text:p>0.414141</text:p>
              </table:table-cell>
              <table:table-cell office:value-type="float" office:value="0.189114">
                <text:p>0.189114</text:p>
              </table:table-cell>
              <table:table-cell office:value-type="float" office:value="0.190134">
                <text:p>0.190134</text:p>
              </table:table-cell>
            </table:table-row>
            <table:table-row>
              <table:table-cell office:value-type="float" office:value="0.434343">
                <text:p>0.434343</text:p>
              </table:table-cell>
              <table:table-cell office:value-type="float" office:value="0.174937">
                <text:p>0.174937</text:p>
              </table:table-cell>
              <table:table-cell office:value-type="float" office:value="0.176873">
                <text:p>0.176873</text:p>
              </table:table-cell>
            </table:table-row>
            <table:table-row>
              <table:table-cell office:value-type="float" office:value="0.454545">
                <text:p>0.454545</text:p>
              </table:table-cell>
              <table:table-cell office:value-type="float" office:value="0.162198">
                <text:p>0.162198</text:p>
              </table:table-cell>
              <table:table-cell office:value-type="float" office:value="0.164556">
                <text:p>0.164556</text:p>
              </table:table-cell>
            </table:table-row>
            <table:table-row>
              <table:table-cell office:value-type="float" office:value="0.474747">
                <text:p>0.474747</text:p>
              </table:table-cell>
              <table:table-cell office:value-type="float" office:value="0.150724">
                <text:p>0.150724</text:p>
              </table:table-cell>
              <table:table-cell office:value-type="float" office:value="0.153142">
                <text:p>0.153142</text:p>
              </table:table-cell>
            </table:table-row>
            <table:table-row>
              <table:table-cell office:value-type="float" office:value="0.494949">
                <text:p>0.494949</text:p>
              </table:table-cell>
              <table:table-cell office:value-type="float" office:value="0.140363">
                <text:p>0.140363</text:p>
              </table:table-cell>
              <table:table-cell office:value-type="float" office:value="0.142589">
                <text:p>0.142589</text:p>
              </table:table-cell>
            </table:table-row>
            <table:table-row>
              <table:table-cell office:value-type="float" office:value="0.515152">
                <text:p>0.515152</text:p>
              </table:table-cell>
              <table:table-cell office:value-type="float" office:value="0.130984">
                <text:p>0.130984</text:p>
              </table:table-cell>
              <table:table-cell office:value-type="float" office:value="0.132857">
                <text:p>0.132857</text:p>
              </table:table-cell>
            </table:table-row>
            <table:table-row>
              <table:table-cell office:value-type="float" office:value="0.535354">
                <text:p>0.535354</text:p>
              </table:table-cell>
              <table:table-cell office:value-type="float" office:value="0.122473">
                <text:p>0.122473</text:p>
              </table:table-cell>
              <table:table-cell office:value-type="float" office:value="0.123903">
                <text:p>0.123903</text:p>
              </table:table-cell>
            </table:table-row>
            <table:table-row>
              <table:table-cell office:value-type="float" office:value="0.555556">
                <text:p>0.555556</text:p>
              </table:table-cell>
              <table:table-cell office:value-type="float" office:value="0.114731">
                <text:p>0.114731</text:p>
              </table:table-cell>
              <table:table-cell office:value-type="float" office:value="0.115686">
                <text:p>0.115686</text:p>
              </table:table-cell>
            </table:table-row>
            <table:table-row>
              <table:table-cell office:value-type="float" office:value="0.575758">
                <text:p>0.575758</text:p>
              </table:table-cell>
              <table:table-cell office:value-type="float" office:value="0.107673">
                <text:p>0.107673</text:p>
              </table:table-cell>
              <table:table-cell office:value-type="float" office:value="0.108165">
                <text:p>0.108165</text:p>
              </table:table-cell>
            </table:table-row>
            <table:table-row>
              <table:table-cell office:value-type="float" office:value="0.59596">
                <text:p>0.59596</text:p>
              </table:table-cell>
              <table:table-cell office:value-type="float" office:value="0.101223">
                <text:p>0.101223</text:p>
              </table:table-cell>
              <table:table-cell office:value-type="float" office:value="0.101298">
                <text:p>0.101298</text:p>
              </table:table-cell>
            </table:table-row>
            <table:table-row>
              <table:table-cell office:value-type="float" office:value="0.616162">
                <text:p>0.616162</text:p>
              </table:table-cell>
              <table:table-cell office:value-type="float" office:value="0.095316">
                <text:p>0.095316</text:p>
              </table:table-cell>
              <table:table-cell office:value-type="float" office:value="0.095045">
                <text:p>0.095045</text:p>
              </table:table-cell>
            </table:table-row>
            <table:table-row>
              <table:table-cell office:value-type="float" office:value="0.636364">
                <text:p>0.636364</text:p>
              </table:table-cell>
              <table:table-cell office:value-type="float" office:value="0.089896">
                <text:p>0.089896</text:p>
              </table:table-cell>
              <table:table-cell office:value-type="float" office:value="0.089361">
                <text:p>0.089361</text:p>
              </table:table-cell>
            </table:table-row>
            <table:table-row>
              <table:table-cell office:value-type="float" office:value="0.656566">
                <text:p>0.656566</text:p>
              </table:table-cell>
              <table:table-cell office:value-type="float" office:value="0.084912">
                <text:p>0.084912</text:p>
              </table:table-cell>
              <table:table-cell office:value-type="float" office:value="0.084202">
                <text:p>0.084202</text:p>
              </table:table-cell>
            </table:table-row>
            <table:table-row>
              <table:table-cell office:value-type="float" office:value="0.676768">
                <text:p>0.676768</text:p>
              </table:table-cell>
              <table:table-cell office:value-type="float" office:value="0.080319">
                <text:p>0.080319</text:p>
              </table:table-cell>
              <table:table-cell office:value-type="float" office:value="0.079524">
                <text:p>0.079524</text:p>
              </table:table-cell>
            </table:table-row>
            <table:table-row>
              <table:table-cell office:value-type="float" office:value="0.69697">
                <text:p>0.69697</text:p>
              </table:table-cell>
              <table:table-cell office:value-type="float" office:value="0.076079">
                <text:p>0.076079</text:p>
              </table:table-cell>
              <table:table-cell office:value-type="float" office:value="0.075283">
                <text:p>0.075283</text:p>
              </table:table-cell>
            </table:table-row>
            <table:table-row>
              <table:table-cell office:value-type="float" office:value="0.717172">
                <text:p>0.717172</text:p>
              </table:table-cell>
              <table:table-cell office:value-type="float" office:value="0.072158">
                <text:p>0.072158</text:p>
              </table:table-cell>
              <table:table-cell office:value-type="float" office:value="0.071435">
                <text:p>0.071435</text:p>
              </table:table-cell>
            </table:table-row>
            <table:table-row>
              <table:table-cell office:value-type="float" office:value="0.737374">
                <text:p>0.737374</text:p>
              </table:table-cell>
              <table:table-cell office:value-type="float" office:value="0.068526">
                <text:p>0.068526</text:p>
              </table:table-cell>
              <table:table-cell office:value-type="float" office:value="0.067935">
                <text:p>0.067935</text:p>
              </table:table-cell>
            </table:table-row>
            <table:table-row>
              <table:table-cell office:value-type="float" office:value="0.757576">
                <text:p>0.757576</text:p>
              </table:table-cell>
              <table:table-cell office:value-type="float" office:value="0.065155">
                <text:p>0.065155</text:p>
              </table:table-cell>
              <table:table-cell office:value-type="float" office:value="0.06474">
                <text:p>0.06474</text:p>
              </table:table-cell>
            </table:table-row>
            <table:table-row>
              <table:table-cell office:value-type="float" office:value="0.777778">
                <text:p>0.777778</text:p>
              </table:table-cell>
              <table:table-cell office:value-type="float" office:value="0.062021">
                <text:p>0.062021</text:p>
              </table:table-cell>
              <table:table-cell office:value-type="float" office:value="0.061805">
                <text:p>0.061805</text:p>
              </table:table-cell>
            </table:table-row>
            <table:table-row>
              <table:table-cell office:value-type="float" office:value="0.79798">
                <text:p>0.79798</text:p>
              </table:table-cell>
              <table:table-cell office:value-type="float" office:value="0.059104">
                <text:p>0.059104</text:p>
              </table:table-cell>
              <table:table-cell office:value-type="float" office:value="0.059085">
                <text:p>0.059085</text:p>
              </table:table-cell>
            </table:table-row>
            <table:table-row>
              <table:table-cell office:value-type="float" office:value="0.818182">
                <text:p>0.818182</text:p>
              </table:table-cell>
              <table:table-cell office:value-type="float" office:value="0.056384">
                <text:p>0.056384</text:p>
              </table:table-cell>
              <table:table-cell office:value-type="float" office:value="0.056541">
                <text:p>0.056541</text:p>
              </table:table-cell>
            </table:table-row>
            <table:table-row>
              <table:table-cell office:value-type="float" office:value="0.838384">
                <text:p>0.838384</text:p>
              </table:table-cell>
              <table:table-cell office:value-type="float" office:value="0.053844">
                <text:p>0.053844</text:p>
              </table:table-cell>
              <table:table-cell office:value-type="float" office:value="0.054149">
                <text:p>0.054149</text:p>
              </table:table-cell>
            </table:table-row>
            <table:table-row>
              <table:table-cell office:value-type="float" office:value="0.858586">
                <text:p>0.858586</text:p>
              </table:table-cell>
              <table:table-cell office:value-type="float" office:value="0.051469">
                <text:p>0.051469</text:p>
              </table:table-cell>
              <table:table-cell office:value-type="float" office:value="0.051892">
                <text:p>0.051892</text:p>
              </table:table-cell>
            </table:table-row>
            <table:table-row>
              <table:table-cell office:value-type="float" office:value="0.878788">
                <text:p>0.878788</text:p>
              </table:table-cell>
              <table:table-cell office:value-type="float" office:value="0.049245">
                <text:p>0.049245</text:p>
              </table:table-cell>
              <table:table-cell office:value-type="float" office:value="0.049754">
                <text:p>0.049754</text:p>
              </table:table-cell>
            </table:table-row>
            <table:table-row>
              <table:table-cell office:value-type="float" office:value="0.89899">
                <text:p>0.89899</text:p>
              </table:table-cell>
              <table:table-cell office:value-type="float" office:value="0.04716">
                <text:p>0.04716</text:p>
              </table:table-cell>
              <table:table-cell office:value-type="float" office:value="0.047717">
                <text:p>0.047717</text:p>
              </table:table-cell>
            </table:table-row>
            <table:table-row>
              <table:table-cell office:value-type="float" office:value="0.919192">
                <text:p>0.919192</text:p>
              </table:table-cell>
              <table:table-cell office:value-type="float" office:value="0.045202">
                <text:p>0.045202</text:p>
              </table:table-cell>
              <table:table-cell office:value-type="float" office:value="0.045764">
                <text:p>0.045764</text:p>
              </table:table-cell>
            </table:table-row>
            <table:table-row>
              <table:table-cell office:value-type="float" office:value="0.939394">
                <text:p>0.939394</text:p>
              </table:table-cell>
              <table:table-cell office:value-type="float" office:value="0.043362">
                <text:p>0.043362</text:p>
              </table:table-cell>
              <table:table-cell office:value-type="float" office:value="0.04388">
                <text:p>0.04388</text:p>
              </table:table-cell>
            </table:table-row>
            <table:table-row>
              <table:table-cell office:value-type="float" office:value="0.959596">
                <text:p>0.959596</text:p>
              </table:table-cell>
              <table:table-cell office:value-type="float" office:value="0.041631">
                <text:p>0.041631</text:p>
              </table:table-cell>
              <table:table-cell office:value-type="float" office:value="0.042045">
                <text:p>0.042045</text:p>
              </table:table-cell>
            </table:table-row>
            <table:table-row>
              <table:table-cell office:value-type="float" office:value="0.979798">
                <text:p>0.979798</text:p>
              </table:table-cell>
              <table:table-cell office:value-type="float" office:value="0.04">
                <text:p>0.04</text:p>
              </table:table-cell>
              <table:table-cell office:value-type="float" office:value="0.040245">
                <text:p>0.040245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038462">
                <text:p>0.038462</text:p>
              </table:table-cell>
              <table:table-cell office:value-type="float" office:value="0.038462">
                <text:p>0.0384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